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style>
    <style:style style:name="P5"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1" text:outline-level="1"><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2">(Scott-Clary 2019,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14" text:note-class="footnote"><text:note-citation>15</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1" text:outline-level="1"><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16" text:note-class="footnote"><text:note-citation>17</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17" text:note-class="footnote"><text:note-citation>18</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18" text:note-class="footnote"><text:note-citation>19</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agrees with him (“for he considered himself right” (Job 32:1, JPS)). Both of these are Jewish sources.</text:p>
      <text:p text:style-name="Text_20_body">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note text:id="ftn19" text:note-class="footnote"><text:note-citation>20</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20" text:note-class="footnote"><text:note-citation>21</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Job 33:13–17, Alter)</text:p>
      <text:p text:style-name="First_20_paragraph">This unspoken and unspeakable, unknown and unknowable language is the only way we can possibly move within the world under the guidance of God.<text:note text:id="ftn21" text:note-class="footnote"><text:note-citation>22</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22" text:note-class="footnote"><text:note-citation>23</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23" text:note-class="footnote"><text:note-citation>24</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4">For Job has said, “I’m in the right, and God has diverted my case. He lies about my case, I’m sore-wounded from His shaft for no crime.”<text:note text:id="ftn24" text:note-class="footnote"><text:note-citation>25</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4">Should He by your dictates mete out justice, for it is you who reject or choose, not I? And what do you know? — speak. (Job 34:33, Alter)</text:p>
        </text:list-item>
        <text:list-item>
          <text:p text:style-name="P4">Is this what you count as justice, you say “I am more right than God”? (Job 35:2, Alter)</text:p>
        </text:list-item>
        <text:list-item>
          <text:p text:style-name="P4">Who has assigned Him His way, and who has said, “You have done wrong”?<text:note text:id="ftn25" text:note-class="footnote"><text:note-citation>26</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26" text:note-class="footnote"><text:note-citation>27</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27" text:note-class="footnote"><text:note-citation>28</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1" text:outline-level="1"><text:bookmark-start text:name="friends-and-friends"/>Friends and “Friends”<text:bookmark-end text:name="friends-and-friends"/></text:h>
      <text:h text:style-name="Heading_20_1" text:outline-level="1"><text:bookmark-start text:name="the-elevation-of-unknown-things"/>The Elevation of Unknown Things<text:bookmark-end text:name="the-elevation-of-unknown-things"/></text:h>
      <text:p text:style-name="First_20_paragraph">((God comes down, Job’s three friends forgive him, in a way, yet Elihu is not mentioned.<text:note text:id="ftn28" text:note-class="footnote"><text:note-citation>29</text:note-citation><text:note-body><text:p text:style-name="Footnote">I’ve heard said in the past that "forgiveness is releasing the hope for a better past" (Wakefield 2010) but it’s more complicated than that, isn’t it? That quote itself is more complicated than that:</text:p><text:p text:style-name="P5">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1" text:outline-level="1"><text:bookmark-start text:name="should-all-things-be-known"/>Should All Things be Known<text:bookmark-end text:name="should-all-things-be-known"/></text:h>
      <text:section text:name="refs">
        <text:section text:name="ref-alter">
          <text:p text:style-name="First_20_paragraph">Alter, Robert (Trans.). 2019. <text:span text:style-name="T1">The Hebrew Bible — the Writings</text:span>. W. W. Norton &amp; Company.</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ortberg">
          <text:p text:style-name="Text_20_body">Ortberg, Daniel Mallory. 2020. <text:span text:style-name="T1">Something That May Shock and Discredit You</text:span>. Atria Books.</text:p>
        </text:section>
        <text:section text:name="ref-eigengrau">
          <text:p text:style-name="Text_20_body">Scott-Clary, Madison. 2019. <text:span text:style-name="T1">Eigengrau</text:span>. self-published.</text:p>
        </text:section>
        <text:section text:name="ref-sefaria">
          <text:p text:style-name="Text_20_body">Sefaria. 1985. “The Jewish Bible (JPS) and the William Davidson Talmud.” <text:a xlink:type="simple" xlink:href="https://www.sefaria.org/" office:name=""><text:span text:style-name="Definition">https://www.sefaria.org/</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25T05:50:21Z</meta:creation-date>
    <dc:date>2022-05-25T05:50:21Z</dc:date>
    <meta:user-defined meta:name="bibliography" meta:value-type="string">florilegium.bib</meta:user-defined>
    <meta:user-defined meta:name="nocite" meta:value-type="string"/>
  </office:meta>
</office:document-meta>
</file>